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cf54" officeooo:paragraph-rsid="0009cf54"/>
    </style:style>
    <style:style style:name="P2" style:family="paragraph" style:parent-style-name="Standard">
      <style:text-properties officeooo:rsid="000bd4ce" officeooo:paragraph-rsid="000bd4c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officeooo:rsid="000bd4ce" officeooo:paragraph-rsid="000bd4ce" style:font-weight-asian="normal" style:font-weight-complex="normal"/>
    </style:style>
    <style:style style:name="P5" style:family="paragraph" style:parent-style-name="Standard">
      <style:text-properties officeooo:paragraph-rsid="000bd4ce"/>
    </style:style>
    <style:style style:name="T1" style:family="text">
      <style:text-properties officeooo:rsid="000bd4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Daniel Ty</text:p>
      <text:p text:style-name="P4">TCSS 422</text:p>
      <text:p text:style-name="P4">Assignment 2 Written Report</text:p>
      <text:p text:style-name="P3"/>
      <text:p text:style-name="P3">1. Describe the trade-off for adjusting the size of the bounded buffer for the program.</text:p>
      <text:p text:style-name="P3">What do you observe when testing the program using a small bounded buffer size?</text:p>
      <text:p text:style-name="P3">What do you observe when testing the program using a large bounded buffer size?</text:p>
      <text:p text:style-name="P3">What bounded buffer size appears best for fastest program execution on your computer</text:p>
      <text:p text:style-name="P3">and why?</text:p>
      <text:p text:style-name="P1"><text:span text:style-name="T1">In general, the larger the buffer size the faster the program executed on my computer, except past 1000. <text:s/>At numbers much greater than 1000 (I tested 5000 and 10000), the program executed slower. I would estimate that the best bounded buffer size for fast program execution is about 1000 for my computer, just based off of testing.</text:span></text:p>
      <text:p text:style-name="Standard"/>
      <text:p text:style-name="P3">2. Provide your computer or virtual machine specs used to answer question #1.</text:p>
      <text:p text:style-name="P3">Include the following:</text:p>
      <text:p text:style-name="P3">a. Processor name (check with lscpu, please identify type such as Intel(R) Core(TM)</text:p>
      <text:p text:style-name="P3">i7-1234HQ CPU @ 9.99GHz)</text:p>
      <text:p text:style-name="Standard">AMD Ryzen 5 3600 6-Core Processor</text:p>
      <text:p text:style-name="Standard"/>
      <text:p text:style-name="P3">b. Available number of processors cores (check with lscpu)</text:p>
      <text:p text:style-name="P2">4 cores</text:p>
      <text:p text:style-name="Standard"/>
      <text:p text:style-name="P3">c. Available memory (check with free -m)</text:p>
      <text:p text:style-name="P2">3066 mebibytes</text:p>
      <text:p text:style-name="Standard"><text:soft-page-break/></text:p>
      <text:p text:style-name="P3">3. If your program is not working entirely, please provide a detailed description of what is</text:p>
      <text:p text:style-name="P3">working based on the rubric requirements, and what is NOT working. This description</text:p>
      <text:p text:style-name="P3">will be used to grant partial credit in the case that not all elements are working.</text:p>
      <text:p text:style-name="P2">n/a</text:p>
      <text:p text:style-name="Standard"/>
      <text:p text:style-name="P3">4. Describe how you’ve tested your program for deadlock.</text:p>
      <text:p text:style-name="P5"><text:span text:style-name="T1">To test for deadlock, I did as recommended by the assignment doc and tested the program with a low bounded buffer size, such as 2. I ran the program for multiple n values checking if the program froze or <text:s/>had the wrong output.</text:span></text:p>
      <text:p text:style-name="Standard"/>
      <text:p text:style-name="P3">5. &lt;OPTIONAL&gt; Detailed description of novel extra credit feature(s).</text:p>
      <text:p text:style-name="P4">n/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20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19:57:15.370094120</meta:creation-date>
    <dc:date>2021-06-03T20:36:09.782797268</dc:date>
    <meta:editing-duration>PT18M14S</meta:editing-duration>
    <meta:editing-cycles>1</meta:editing-cycles>
    <meta:document-statistic meta:table-count="0" meta:image-count="0" meta:object-count="0" meta:page-count="2" meta:paragraph-count="26" meta:word-count="290" meta:character-count="1684" meta:non-whitespace-character-count="1418"/>
    <meta:generator>LibreOffice/6.4.7.2$Linux_X86_64 LibreOffice_project/40$Build-2</meta:generator>
  </office:meta>
</office:document-meta>
</file>